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0c3f7" officeooo:paragraph-rsid="0000c3f7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0c3f7" officeooo:paragraph-rsid="0000c3f7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21f65" officeooo:paragraph-rsid="00021f65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21f65" officeooo:paragraph-rsid="00040ada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40ada" officeooo:paragraph-rsid="00040ada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44584" officeooo:paragraph-rsid="00044584"/>
    </style:style>
    <style:style style:name="T1" style:family="text">
      <style:text-properties officeooo:rsid="00021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изические упражнения для програмистов</text:p>
      <text:p text:style-name="P2">1. Движения головой влево вправо. Мы двигаем головой, поворачивая ее на 45-60 градусов вбок, без разворота в шее. По 10 раз в каждую сторону</text:p>
      <text:p text:style-name="P2">2. Повороты головой влево и вправо. По 10 раз в каждую сторону</text:p>
      <text:p text:style-name="P2">3. Разведение рук и повороты торса. На раз — два сводим и разводим руки на уровне груди, а следом разваративаем торс на 45-60 градусов в одну из сторон и на три — четыре также разводим и сводим руки. Повторяем с поворотом в противоположную сторону. 10-15 повторов.</text:p>
      <text:p text:style-name="P2">4. <text:span text:style-name="T1">Повороты предплечий по часовой и против часовой стрелки. Идет вращение одной из рук по часовой а другой против. Во втором подходе направления меняются. 15-20 повторений</text:span></text:p>
      <text:p text:style-name="P3">5. Повороты кистей по часовой и против часовойстрелки по аналогии с пунктом 4.</text:p>
      <text:p text:style-name="P3">6. Вращение таза. По часовойи против часовой стрелки. 10-20 повторений.</text:p>
      <text:p text:style-name="P3">7. Повороты ног в голеностопном суставе, повторение для каждой ноги. 10-15 повторений.</text:p>
      <text:p text:style-name="P3">8. Пешие прогулки на воздухе 15-30 минут.</text:p>
      <text:p text:style-name="P4">9. Приседания с ровной спиной, до положения в коленях 90-80 градусов.</text:p>
      <text:p text:style-name="P5">10. Работа с ручным эспандером, если он есть в наличие.</text:p>
      <text:p text:style-name="P6">11. Разминка глаз. Нужно закрыть их, аккуратно помассировать, после этого посмотреть в разные углы комнаты. Также можно смотреть на предметы разного размера, цвета и формы. Главная задача отвлечься от монитор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21:19:39.865000000</meta:creation-date>
    <dc:date>2025-02-17T21:58:42.200000000</dc:date>
    <meta:editing-duration>PT6M27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2" meta:word-count="203" meta:character-count="1285" meta:non-whitespace-character-count="1092"/>
  </office:meta>
</office:document-meta>
</file>